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12300004250000021B2A5223253.svm"/>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ＭＳ 明朝1" svg:font-family="'ＭＳ 明朝', 'MS Mincho'" style:font-family-generic="roman"/>
    <style:font-face style:name="ＭＳ 明朝" svg:font-family="'ＭＳ 明朝'" style:font-family-generic="roman" style:font-pitch="fixed"/>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Standard">
      <style:text-properties style:font-name="ＭＳ 明朝" style:font-name-asian="ＭＳ 明朝" style:font-size-complex="10.5pt"/>
    </style:style>
    <style:style style:name="P3" style:family="paragraph" style:parent-style-name="Standard">
      <style:text-properties style:font-name="ＭＳ 明朝" style:font-name-asian="ＭＳ 明朝" style:language-asian="ja" style:country-asian="JP" style:font-size-complex="10.5pt"/>
    </style:style>
    <style:style style:name="P4" style:family="paragraph" style:parent-style-name="Standard">
      <style:text-properties style:font-name="ＭＳ 明朝" fo:font-size="12pt" style:font-name-asian="ＭＳ 明朝" style:font-size-asian="12pt" style:language-asian="ja" style:country-asian="JP" style:font-size-complex="12pt"/>
    </style:style>
    <style:style style:name="P5" style:family="paragraph" style:parent-style-name="Standard" style:master-page-name="Standard">
      <style:paragraph-properties style:page-number="auto"/>
      <style:text-properties style:font-name="ＭＳ 明朝" fo:font-size="16pt" style:font-name-asian="ＭＳ 明朝" style:font-size-asian="16pt" style:language-asian="ja" style:country-asian="JP" style:font-size-complex="16pt"/>
    </style:style>
    <style:style style:name="P6" style:family="paragraph">
      <style:paragraph-properties fo:text-align="cente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システム構成</text:p>
      <text:p text:style-name="P2"/>
      <text:p text:style-name="P3">　本システムはWebアプリケーションとして構成されます。</text:p>
      <text:p text:style-name="P3">クライアント（使用者）はWebブラウザを使用して本システムに接続し、</text:p>
      <text:p text:style-name="P3">業務をおこないます。</text:p>
      <text:p text:style-name="P2"/>
      <text:p text:style-name="P4">サーバ</text:p>
      <text:p text:style-name="P3">１．アプリケーションサーバ</text:p>
      <text:p text:style-name="P3">　Tomcat 7.0</text:p>
      <text:p text:style-name="P3">　動的Htmlを生成するために使用されます。</text:p>
      <text:p text:style-name="P3">２．データベースサーバ</text:p>
      <text:p text:style-name="P3">　MySQL 5.5</text:p>
      <text:p text:style-name="P3">３．言語</text:p>
      <text:p text:style-name="P3">　Java 1.7</text:p>
      <text:p text:style-name="P3">４．フレームワーク</text:p>
      <text:p text:style-name="P3">　Spring 3.1</text:p>
      <text:p text:style-name="P3">５．OS</text:p>
      <text:p text:style-name="P3">　Windows Server 2012</text:p>
      <text:p text:style-name="P3"/>
      <text:p text:style-name="P3">注）　アプリケーションサーバとデータベースサーバは同一サーバハードウエア内に</text:p>
      <text:p text:style-name="P3">　　　インストールされます。</text:p>
      <text:p text:style-name="P3"/>
      <text:p text:style-name="P4">ブラウザ</text:p>
      <text:p text:style-name="P3">　学校内において本システムを使用するために教職員が使用するブラウザは <text:s text:c="7"/>とします。</text:p>
      <text:p text:style-name="P3"><draw:frame draw:style-name="fr1" draw:name="グラフィックス1" text:anchor-type="paragraph" svg:width="16cm" svg:height="8.13cm" draw:z-index="1"><draw:image xlink:href="Pictures/2000012300004250000021B2A5223253.svm" xlink:type="simple" xlink:show="embed" xlink:actuate="onLoad"/></draw:frame></text:p>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ＭＳ 明朝1" svg:font-family="'ＭＳ 明朝', 'MS Mincho'" style:font-family-generic="roman"/>
    <style:font-face style:name="ＭＳ 明朝" svg:font-family="'ＭＳ 明朝'" style:font-family-generic="roman" style:font-pitch="fixed"/>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en" fo:country="US"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1" style:font-size-asian="10.5pt" style:language-asian="ja" style:country-asian="JP" style:font-name-complex="Century"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style:style>
    <style:style style:name="MP2"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501cm" fo:margin-bottom="3cm" fo:margin-left="3cm" fo:margin-right="2cm" style:writing-mode="lr-tb" style:layout-grid-color="#c0c0c0" style:layout-grid-lines="39" style:layout-grid-base-height="0.63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6cm" fo:margin-bottom="3cm" fo:margin-left="3cm" fo:margin-right="2cm" style:writing-mode="lr-tb" style:layout-grid-color="#c0c0c0" style:layout-grid-lines="37" style:layout-grid-base-height="0.63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eamBit<text:tab/><text:tab/><text:tab/><text:page-number text:select-page="current">1</text:page-number>/<text:page-count>1</text:page-count></text:p>
        <text:p text:style-name="MP1"><draw:line text:anchor-type="paragraph" draw:z-index="0" draw:style-name="Mgr1" draw:text-style-name="MP2" svg:x1="0.034cm" svg:y1="0.206cm" svg:x2="16.062cm" svg:y2="0.206cm"><text:p/></draw:line></text:p>
      </style:head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現金出納帳</dc:title>
    <meta:initial-creator>sofmate</meta:initial-creator>
    <meta:creation-date>2002-11-07T13:04:00</meta:creation-date>
    <dc:date>2013-06-17T16:04:18.43</dc:date>
    <meta:print-date>2013-06-17T15:21:04.81</meta:print-date>
    <meta:editing-cycles>18</meta:editing-cycles>
    <meta:editing-duration>PT7H8M44S</meta:editing-duration>
    <meta:generator>OpenOffice.org/3.4.1$Win32 OpenOffice.org_project/341m1$Build-9593</meta:generator>
    <meta:document-statistic meta:table-count="0" meta:image-count="1" meta:object-count="0" meta:page-count="1" meta:paragraph-count="21" meta:word-count="237" meta:character-count="322"/>
  </office:meta>
</office:document-meta>
</file>